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 December 2014</text:p>
      <text:p text:style-name="P1">Thesis Question: to what extent was the Arab Israeli War of 1948 a defensive war on the part of the Israelis?</text:p>
      <text:p text:style-name="P2">Section B</text:p>
      <text:p text:style-name="P3"><text:span text:style-name="T1">“Summary of Evidence”</text:span></text:p>
      <text:p text:style-name="P3"><text:span text:style-name="T1">lots of footnotes (10-12 sources)</text:span></text:p>
      <text:p text:style-name="P3"><text:span text:style-name="T1">just the facts, no analysis</text:span></text:p>
      <text:p text:style-name="P3"><text:span text:style-name="T1">up to 600 words (3-4 pages double spaced)</text:span></text:p>
      <text:p text:style-name="P3"><text:span text:style-name="T1">highly specific, not a general background</text:span></text:p>
      <text:p text:style-name="P3"><text:span text:style-name="T1">1-2 sentences at the beginning to frame my thesis</text:span></text:p>
      <text:p text:style-name="P3"><text:span text:style-name="T1">make quotes concise and specif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8:46:51</meta:creation-date>
    <dc:date>2014-12-01T21:15:12</dc:date>
    <dc:creator>Will Kaufman</dc:creator>
    <meta:editing-duration>PT2H2M48S</meta:editing-duration>
    <meta:editing-cycles>98</meta:editing-cycles>
    <meta:generator>OpenOffice/4.1.1$Unix OpenOffice.org_project/411m6$Build-9775</meta:generator>
    <meta:document-statistic meta:table-count="0" meta:image-count="0" meta:object-count="0" meta:page-count="1" meta:paragraph-count="13" meta:word-count="74" meta:character-count="418"/>
  </office:meta>
</office:document-meta>
</file>